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bstract</text:p>
      <text:p text:style-name="Standard">In this paper we seek to describe a means to detect and localize structures created from Modular Robotics Cubelets using a combination of template matching and depth data from an RGB-D sensor, such as the Xbox Kinect.</text:p>
      <text:p text:style-name="Standard"/>
      <text:p text:style-name="Standard">Introduction:</text:p>
      <text:p text:style-name="Standard">The purpose of this research is to add another step in the framework necessary to accomplish the overall goal of 'robots building robots'. <text:s/>There are many ways to accomplish this, including the use of feature descriptors such as SURF to detect and match objects in an environment against a reference. <text:s/>However, these methods tend to be much less robust when dealing with very symmetrical and regular objects, as opposed to the highly textured and uniquely patterned objects that the algorithm is normally tested upon. <text:s/>Our hypothesis is that a template matching can provide a good means of cubelet detection, and with the addition of depth data, cubelet localization. The approach that we have taken involves starting with an example template, rotating it by increments, and applying template matching across a target image for each rotated template, then clustering points of high match likelihood. <text:s/>The centers of these clusters correspond to the centers of detected matches. <text:s/>We then use this information along with the captured depth data to determine the positions and pose of the cubelets.</text:p>
      <text:p text:style-name="Standard"/>
      <text:p text:style-name="Standard">If successful, this would provide a simple method for detecting and localizing the cubelets. <text:s/>The risk, however, is that the method will be very slow, as template matching methods usually are compared to feature based matching.</text:p>
      <text:p text:style-name="Standard"/>
      <text:p text:style-name="Standard"/>
      <text:p text:style-name="Standard">Materials and Matters:</text:p>
      <text:p text:style-name="Standard">To accomplish our goals, we have leveraged the capabilities of the OPENCV computer vision library, in particular the MatchTemplate function. <text:s/>We have used the comparison method defined as CV_TM_SQDIFF_NORMED, which has the following equation:</text:p>
      <text:p text:style-name="Standard"/>
      <text:p text:style-name="Standard">[ image of equation ]</text:p>
      <text:p text:style-name="Standard"/>
      <text:p text:style-name="Standard">Method:</text:p>
      <text:p text:style-name="Standard">To manage the information related to the templates, we've created a single file with a variety of template images, scaled to approximately the same size. <text:s/>In addition to this, we have an xml file marking the (x,y) locations of each template cube within the larger image, as well as the idea template radius for that cube. <text:s/>This is due to the difficulty in properly detecting the clear cubes, which had previously matched very closely to the background table. <text:s text:c="2"/>Using just the center circular portion of the cube as a template greatly increased the accuracy of the matchings for those cubes.</text:p>
      <text:p text:style-name="Standard"/>
      <text:p text:style-name="Standard">In order to better match the cubes, specifically the clear cubes, we found it necesary to apply a form of edge detection/enhancement to the images. Without doing this, the features of the clear cubes would not be very distinct, making matching of any kind very difficult. <text:s/>As opencv's built in edge detectors are very selective in terms of what edge they enhance, it was necesary to write an edge enhancing filter of our own. <text:s/>Shown below are examples of sobel and canny run on our test images, as well as the two versions of our edge enhancement filter. <text:s/></text:p>
      <text:p text:style-name="Standard"></text:p>
      <text:p text:style-name="Standard">[show images]</text:p>
      <text:p text:style-name="Standard"></text:p>
      <text:p text:style-name="Standard">The first variant of the filter behaves as follows: for each pixel, the value of at pixel becomes the product of the difference between the pixels above and below and the difference between the pixel to the left and the right.</text:p>
      <text:p text:style-name="Standard"><text:soft-page-break/></text:p>
      <text:p text:style-name="Standard"></text:p>
      <text:p text:style-name="Standard">\begin{math}</text:p>
      <text:p text:style-name="Standard"><text:tab/>f(x,y) = |i(x+1,y) - i(x-1,y)| <text:s/>\times |i(x,y+1) - i(x,y-1)|</text:p>
      <text:p text:style-name="Standard">\end{math}</text:p>
      <text:p text:style-name="Standard"></text:p>
      <text:p text:style-name="Standard">This filter enhances edge boundaries very strongly, but still suffers from a bit of noise. The second filter reduces the noise seen, but as a side effect it reduces some of the edge enhancement strength.</text:p>
      <text:p text:style-name="Standard"></text:p>
      <text:p text:style-name="Standard">\begin{math}</text:p>
      <text:p text:style-name="Standard"><text:tab/>f(x,y) = |i(x+1,y) - i(x,y)| <text:s/>\times |i(x-1,y) - i(x,y)| \times |i(x,y+1) - i(x,y)| \times |i(x,y-1) - i(x,y)|</text:p>
      <text:p text:style-name="Standard">\end{math}</text:p>
      <text:p text:style-name="Standard"></text:p>
      <text:p text:style-name="Standard">Before performing template matching, we apply these filters to the template image and the target image. <text:s/>Although this removes the <text:s/>color information, it does allow for the template matching process to detect all cubelets indiscrimitately. Once detected, we simply find the average color around the center of matching, and compare that to the colors of known cubes.</text:p>
      <text:p text:style-name="Standard"></text:p>
      <text:p text:style-name="Standard">To acomplish the actual template matching, we are using the template matching function built into opencv, cv.MatchTemplate. The particular match value calculation equation is as follows: </text:p>
      <text:p text:style-name="Standard"></text:p>
      <text:p text:style-name="Standard"></text:p>
      <text:p text:style-name="Standard">In order to handle the possibility of missing a match due to a rotation, we take each template image, rotate it by 15 degrees, and then template match that rotated example to the target image. <text:s/>We consider a match to be found if the best match is above a particular threshold. <text:s/>After the first match, a candidate location is considered a match if the match quality is within 90% of the best match's 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 </meta:initial-creator>
    <meta:creation-date>2012-04-30T09:08:42</meta:creation-date>
    <dc:date>2012-04-30T20:50:10</dc:date>
    <dc:creator>Char </dc:creator>
    <meta:editing-duration>PT1H19M5S</meta:editing-duration>
    <meta:editing-cycles>19</meta:editing-cycles>
    <meta:generator>LibreOffice/3.4$Unix LibreOffice_project/340m1$Build-302</meta:generator>
    <meta:document-statistic meta:table-count="0" meta:image-count="0" meta:object-count="0" meta:page-count="2" meta:paragraph-count="32" meta:word-count="756" meta:character-count="4634" meta:non-whitespace-character-count="3856"/>
  </office:meta>
</office:document-meta>
</file>